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forderungen an Externe Bibliothek:</text:p>
      <text:p text:style-name="Standard"/>
      <text:p text:style-name="Standard">Allgemeine Anforderungen an Externe Bibliothek</text:p>
      <text:list xml:id="list6368400837890738614" text:style-name="L1">
        <text:list-header>
          <text:p text:style-name="P1">Ziel: Funktionalität integriert in einer externen Bibliothek nutzbar machen in App Projekten.</text:p>
          <text:p text:style-name="P1">Stakeholder: </text:p>
          <text:list>
            <text:list-item>
              <text:list>
                <text:list-item>
                  <text:list>
                    <text:list-item>
                      <text:list>
                        <text:list-item>
                          <text:p text:style-name="P1">App Entwickler (direkt)</text:p>
                          <text:p text:style-name="P1">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list-item>
                        <text:list-item>
                          <text:p text:style-name="P1">App Nutzer (indirekt)</text:p>
                          <text:p text:style-name="P1">Der Applikationsnutzer (kurz App Nutzer) ist indirekt von der Einbindung einer Externen Bibliothek betroffen dadurch, dass er die Funktionalität einer App nutzt, die intern ganz oder teilweise auf Funktionalität der Externen Bibliothek verweist.</text:p>
                          <text:p text:style-name="P1"/>
                        </text:list-item>
                      </text:list>
                    </text:list-item>
                  </text:list>
                </text:list-item>
              </text:list>
            </text:list-item>
          </text:list>
          <text:p text:style-name="P1">Anforderungen pro Stakeholder:</text:p>
          <text:list>
            <text:list-item>
              <text:list>
                <text:list-item>
                  <text:list>
                    <text:list-item>
                      <text:list>
                        <text:list-item>
                          <text:p text:style-name="P1">App Entwickler </text:p>
                          <text:list>
                            <text:list-item>
                              <text:p text:style-name="P1">Es sollte für den Entwickler ohne großen Aufwand möglich sein, die Bibliothek zu integrieren.</text:p>
                            </text:list-item>
                            <text:list-item>
                              <text:p text:style-name="P1">Die Bibliothek sollte sowohl über Build Tools mit entsprechendem Dependency Management in eine Applikation integriert werden können, sowie auch durch manuelle Integration der Bibliothek.</text:p>
                            </text:list-item>
                            <text:list-item>
                              <text:p text:style-name="P1">Bei der Integration ist die Versionskontrolle zu beachten. Dem Entwickler sollte es ermöglicht werden, je entsprechend der Android API Version die jeweils passende Version der Bibliothek zu nutzen.</text:p>
                            </text:list-item>
                            <text:list-item>
                              <text:p text:style-name="P1">Es sollte durch exakte Dokumentation der Schnittstellen erkennbar sein, wie auf die Funktionalität der Bibliothek genutzt werden kann.</text:p>
                            </text:list-item>
                            <text:list-item>
                              <text:p text:style-name="P1">Um die Akzeptanz und das Vertrauen in die Implementierung der Bibliotheksfunktionen zu fördern, sollte der Sourcecode für den App Entwickler einsehbar und verständlich sein.</text:p>
                            </text:list-item>
                            <text:list-item>
                              <text:p text:style-name="P1">Sollte die Einbindung von Funktionalität aus der externen Bibliothek zu Rechtegenehmigungen führen muss der Entwickler darüber informiert werden.</text:p>
                            </text:list-item>
                            <text:list-item>
                              <text:p text:style-name="P1">Das Design der externen Bibliothek sollte wohldefinierte Schnittstellen enthalten. ??Kohäsion, was macht da Sinn ?</text:p>
                            </text:list-item>
                            <text:list-item>
                              <text:p text:style-name="P1"/>
                            </text:list-item>
                          </text:list>
                        </text:list-item>
                        <text:list-item>
                          <text:p text:style-name="P1">Nutzer</text:p>
                          <text:list>
                            <text:list-item>
                              <text:p text:style-name="P1">Für den Nutzer sollte die Bibliothek in der APK Datei enthalten sein, und damit nach Installation der Applikation auf dem Androidgerät ohne weitere Aktivitäten nutzbar durch die Applikation sein.</text:p>
                            </text:list-item>
                            <text:list-item>
                              <text:p text:style-name="P1">In einer Bibliothek integrierte Funktionalität, die durch eine <text:s text:c="2"/>Applikation dem Nutzer angeboten wird, sollte sich steht gleich verhalten, insbesondere wenn diese Funktionalität in einer weiteren Applikation zur Verfügung gestellt wird.</text:p>
                            </text:list-item>
                            <text:list-item>
                              <text:p text:style-name="P1">Dem Nutzer sollte keine Funktionalität (schad Software) durch die Installation der Applikation die, die Bibliothek verwendet indirekt auf das Gerät gespielt werden</text:p>
                            </text:list-item>
                            <text:list-item>
                              <text:p text:style-name="P1"/>
                            </text:list-item>
                          </text:list>
                        </text:list-item>
                      </text:list>
                    </text:list-item>
                  </text:list>
                </text:list-item>
              </text:list>
            </text:list-item>
          </text:list>
        </text:list-header>
      </text:list>
      <text:p text:style-name="Standard"><text:soft-page-break/></text:p>
      <text:p text:style-name="Standard">Was Ist zu untersuchen für eine Umsetzung:</text:p>
      <text:list xml:id="list5334176584567180086" text:style-name="L2">
        <text:list-item>
          <text:p text:style-name="P2">Kompatibilität zu höheren oder niedrigeren Android Version (Aufwärts- / Abwärtskompatibilität)</text:p>
          <text:list>
            <text:list-item>
              <text:p text:style-name="P2">Dabei zu untersuchen : <text:s/></text:p>
            </text:list-item>
            <text:list-item>
              <text:p text:style-name="P2">Warum Build Systeme? Gibt es andere Wege? Kurzer Überblick und Vergleich + Maven exemplarisch näher im Detail. Warum Maven → ggf. mehr Erfahrung darin</text:p>
              <text:list>
                <text:list-item>
                  <text:list>
                    <text:list-header>
                      <text:p text:style-name="P2">Es lassen sich durch die Versionierung unterschiedliche Features in den jew. APK´s bauen ohne unterschiedliche Projekte zu nutzen. → Bitte genauer??</text:p>
                    </text:list-header>
                    <text:list-item>
                      <text:p text:style-name="P2">Wird seitens der android.developper Dokumentation empfohlen um Android Bibliotheken zu entwickelns</text:p>
                    </text:list-item>
                  </text:list>
                </text:list-item>
              </text:list>
            </text:list-item>
          </text:list>
        </text:list-item>
      </text:list>
      <text:p text:style-name="Standard"><text:tab/><text:tab/></text:p>
      <text:p text:style-name="Standard"><text:tab/><text:tab/></text:p>
      <text:list xml:id="list41282037" text:continue-numbering="true" text:style-name="L2">
        <text:list-item>
          <text:list>
            <text:list-item>
              <text:list>
                <text:list-item>
                  <text:p text:style-name="P2">Ant</text:p>
                  <text:p text:style-name="P2">Ant ist ein allein auf den Build Prozess ausgerichtetes Build tool. Dependencies werden hier out of the Box nicht mit kontrolliert. Für die Einbindung von Externen Bibliotheken wie es in diesem Praxis Projekt angedacht ist, würde dies bedeuten, dass der App Entwickler die Bibliothek manuell dem Classpath hinzufühgen muss. An dieser Stelle hätte Maven oder Greddle den Vorteil eines Übersichtlichen dependency management</text:p>
                </text:list-item>
                <text:list-item>
                  <text:p text:style-name="P2">Greddle??<text:tab/> </text:p>
                  <text:p text:style-name="P2">Greddle ist ein auf Grovy basierendes Build Tool, welches auch ein Dependency Management mit liefert.(Dies ist noch zu testen). Die Android Dokumentation beinhaltet eine detaillierte Erklärung zum Bauen und Updaten von Android App und Lib Projekten mit Graddle. Jedoch fehlt hier die Information über die Korrekte Konfiguration eines ersten Projektes. Das in dieser Dokumentation vorgestellte Beispiel lässt sich nicht Bauen, da die AndroidManifest.xml nicht gefunden werden kann. Dies ist somit natürlich ein Indiz auf eine Verlässliche und langfirstig anglegte Unterstützung von Android durch das Graddle Build Tool</text:p>
                </text:list-item>
              </text:list>
            </text:list-item>
          </text:list>
        </text:list-item>
      </text:list>
      <text:p text:style-name="Standard"/>
      <text:p text:style-name="Standard"><text:tab/><text:tab/>Es nutzt das Maven Repository, welches mit eines der Größten Repositories für software dependency auflösungen darstellt. </text:p>
      <text:p text:style-name="Standard"/>
      <text:p text:style-name="Standard"><text:tab/><text:tab/>Leider sind erste Versuche mit Graddle gemäß Anleitung ein App Projekt zu erstellen gescheitert. </text:p>
      <text:p text:style-name="Standard">Der Build dauert deutlich länger als bei ant und maven, die Projektstruktur ist deutlich unübersichtlicher zu mindest nach befolgen der anleitung, und </text:p>
      <text:p text:style-name="Standard"/>
      <text:list xml:id="list41279236" text:continue-numbering="true" text:style-name="L2">
        <text:list-item>
          <text:list>
            <text:list-item>
              <text:list>
                <text:list-item>
                  <text:p text:style-name="P2">Maven android plugin:<text:tab/></text:p>
                  <text:list>
                    <text:list-item>
                      <text:p text:style-name="P2">Versionierung (Welche Versionierungsmöglichkeit bietet sich an)</text:p>
                    </text:list-item>
                    <text:list-item>
                      <text:p text:style-name="P2">Welche Compliler Versionen werden genutzt</text:p>
                    </text:list-item>
                    <text:list-item>
                      <text:p text:style-name="P2">Wie werden die Abhängigkeiten zu Android Bibliotheken in der Gesture LiB Aufgelöst und im nachhinein gebaut? Nicht gut wäre, wenn Android Libs einmal in der GestureLib . Jar wäre und dann nochmal in den Apps??</text:p>
                    </text:list-item>
                    <text:list-item>
                      <text:p text:style-name="P2">Wie Funktioniert die Einbindung des Plugins, Was passiert dabei? Welche Optionen sind wofür? Wo wird was konfiguriert </text:p>
                    </text:list-item>
                    <text:list-item>
                      <text:p text:style-name="P2">Für welche Funktionalität werden Android Bibliotheken verwerndet?</text:p>
                    </text:list-item>
                  </text:list>
                </text:list-item>
              </text:list>
            </text:list-item>
            <text:list-item>
              <text:p text:style-name="P2">Projekt</text:p>
              <text:list>
                <text:list-item>
                  <text:p text:style-name="P2">Wie wird die Projektstruktur gewählt und waru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7:09:37.29</meta:creation-date>
    <dc:date>2014-09-19T21:12:25.73</dc:date>
    <meta:editing-duration>P1DT10H8M53S</meta:editing-duration>
    <meta:editing-cycles>18</meta:editing-cycles>
    <meta:generator>OpenOffice/4.0.1$Win32 OpenOffice.org_project/401m5$Build-9714</meta:generator>
    <meta:document-statistic meta:table-count="0" meta:image-count="0" meta:object-count="0" meta:page-count="2" meta:paragraph-count="44" meta:word-count="731" meta:character-count="5211"/>
  </office:meta>
</office:document-meta>
</file>